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8pt" fo:language="en" fo:country="GB" fo:font-weight="bold" style:font-size-asian="18pt" style:font-weight-asian="bold" style:font-size-complex="18pt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name-complex="Times-Roman" style:font-size-complex="10pt"/>
    </style:style>
    <style:style style:name="P9" style:family="paragraph" style:parent-style-name="Standard">
      <style:text-properties style:font-name="Century Gothic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Century Gothic" fo:font-size="10pt" fo:language="en" fo:country="SG" style:font-name-asian="Calibri" style:font-size-asian="10pt" style:font-name-complex="Courier New" style:font-size-complex="10pt"/>
    </style:style>
    <style:style style:name="T3" style:family="text">
      <style:text-properties style:font-name="Century Gothic" fo:font-size="10pt" fo:language="en" fo:country="GB" style:font-name-asian="Calibri" style:font-size-asian="10pt" style:font-name-complex="Times-Bold" style:font-size-complex="10pt" style:font-weight-complex="bold"/>
    </style:style>
    <style:style style:name="T4" style:family="text">
      <style:text-properties style:font-name="Century Gothic" fo:font-size="10pt" style:font-size-asian="10pt" style:font-size-complex="10pt"/>
    </style:style>
    <style:style style:name="T5" style:family="text">
      <style:text-properties style:font-name="Century Gothic" fo:font-size="10pt" style:font-size-asian="10pt" style:font-name-complex="Times-Roman" style:font-size-complex="10pt"/>
    </style:style>
    <style:style style:name="T6" style:family="text">
      <style:text-properties style:font-name="Century Gothic" fo:font-size="10pt" style:font-size-asian="10pt" style:font-name-complex="Arial" style:font-size-complex="10pt"/>
    </style:style>
    <style:style style:name="T7" style:family="text">
      <style:text-properties style:font-name="Century Gothic" fo:font-size="10pt" fo:font-weight="bold" style:font-size-asian="10pt" style:font-weight-asian="bold" style:font-size-complex="10pt"/>
    </style:style>
    <style:style style:name="T8" style:family="text">
      <style:text-properties style:font-name="Century Gothic" fo:font-size="11pt" style:font-size-asian="11pt" style:font-size-complex="11pt"/>
    </style:style>
    <style:style style:name="T9" style:family="text">
      <style:text-properties style:font-name="Century Gothic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name-complex="Times-Roman" style:font-size-complex="11pt"/>
    </style:style>
    <style:style style:name="T11" style:family="text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2" style:family="text">
      <style:text-properties style:font-name="Century Gothic" fo:font-size="11pt" fo:font-weight="bold" style:font-size-asian="11pt" style:font-weight-asian="bold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AA</text:span></text:p>
      <text:p text:style-name="P2"><text:span text:style-name="T2">UEN : BBB</text:span></text:p>
      <text:p text:style-name="P2"><text:span text:style-name="T3">(Incorporated in Republic of Singapore)</text:span></text:p>
      <text:p text:style-name="P3"/>
      <text:p text:style-name="P6"/>
      <text:p text:style-name="P1"><text:span text:style-name="T8">DIRECTORS’ RESOLUTION IN WRITING PURSUANT TO ARTICLE 90 OF THE </text:span><text:span text:style-name="T9">COMPANY’S ARTICLES OF ASSOCIATION PASSED ON DDMMYYYY</text:span></text:p>
      <text:p text:style-name="P9"/>
      <text:p text:style-name="P9"/>
      <text:p text:style-name="P4"/>
      <text:p text:style-name="P4"/>
      <text:p text:style-name="Standard"><text:span text:style-name="T4">RESOLVED:-</text:span></text:p>
      <text:p text:style-name="P4"/>
      <text:p text:style-name="P4"/>
      <text:p text:style-name="P10"><text:span text:style-name="T10">RESIGNATION OF DIRECTOR</text:span></text:p>
      <text:p text:style-name="P8"/>
      <text:p text:style-name="P10"><text:span text:style-name="T5"><text:s/>“That the resignation tendered by </text:span><text:span text:style-name="T4">CCC</text:span><text:span text:style-name="T5">, NRIC No : NNN as Director of the Company be accepted with effect from DDMMYYYY”.</text:span></text:p>
      <text:p text:style-name="P5"/>
      <text:p text:style-name="P10"><text:span text:style-name="T11">APPOINTMENT OF SECRETARY</text:span><text:span text:style-name="T7"> :</text:span></text:p>
      <text:p text:style-name="P7"/>
      <text:p text:style-name="P10"><text:span text:style-name="T4">“That Ms. Khor Siew Eng, NRIC No : S6840237I be and is hereby appointed as Secretary of the Company with effect from DDMMYYYY.”</text:span></text:p>
      <text:p text:style-name="P5"/>
      <text:p text:style-name="P5"/>
      <text:p text:style-name="P11"/>
      <text:p text:style-name="P10"><text:span text:style-name="T4"><text:s/></text:span></text:p>
      <text:p text:style-name="P5"/>
      <text:p text:style-name="P5"/>
      <text:p text:style-name="Standard"><text:span text:style-name="T4"><text:tab/><text:tab/><text:tab/></text:span><text:span text:style-name="T12">READ AND SIGNED AS CORRECT COPY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4">_______________________ <text:s text:c="10"/><text:tab/><text:tab/><text:tab/><text:tab/> <text:s text:c="10"/>_______________________</text:span></text:p>
      <text:p text:style-name="Standard"><text:span text:style-name="T6">CCC<text:tab/><text:tab/> <text:s text:c="13"/><text:tab/><text:tab/><text:tab/><text:tab/> <text:s text:c="6"/><text:tab/> <text:s text:c="10"/>DDD</text:span></text:p>
      <text:p text:style-name="Standard"><text:span text:style-name="T4">Director<text:tab/><text:tab/><text:tab/> <text:tab/><text:tab/><text:tab/> <text:s text:c="22"/></text:span><text:bookmark text:name="_GoBack"/><text:span text:style-name="T4"><text:s/>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-Roman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9mm" fo:margin-left="28.01mm" fo:margin-right="29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Sally Khor</dc:creator>
    <meta:editing-cycles>2</meta:editing-cycles>
    <meta:print-date>2014-11-25T09:31:00</meta:print-date>
    <meta:creation-date>2015-05-18T07:49:00</meta:creation-date>
    <dc:date>2015-05-18T07:49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14" meta:word-count="90" meta:character-count="671" meta:non-whitespace-character-count="496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